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3.0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row table:style-name="ro3">
          <table:table-cell/>
          <table:table-cell office:value-type="string">
            <text:p>V 1 – 3</text:p>
          </table:table-cell>
          <table:table-cell office:value-type="string">
            <text:p>pin</text:p>
          </table:table-cell>
          <table:table-cell/>
          <table:table-cell office:value-type="string">
            <text:p>V4</text:p>
          </table:table-cell>
          <table:table-cell office:value-type="string">
            <text:p>pin</text:p>
          </table:table-cell>
          <table:table-cell office:value-type="string">
            <text:p>same pin</text:p>
          </table:table-cell>
          <table:table-cell office:value-type="string">
            <text:p>same bus/clock?</text:p>
          </table:table-cell>
          <table:table-cell office:value-type="string">
            <text:p>pin</text:p>
          </table:table-cell>
        </table:table-row>
        <table:table-row table:style-name="ro3">
          <table:table-cell office:value-type="string">
            <text:p>mavlink usart</text:p>
          </table:table-cell>
          <table:table-cell office:value-type="string">
            <text:p>USART3_TX</text:p>
          </table:table-cell>
          <table:table-cell office:value-type="string">
            <text:p>PB10</text:p>
          </table:table-cell>
          <table:table-cell/>
          <table:table-cell office:value-type="string">
            <text:p>USART1_TX</text:p>
          </table:table-cell>
          <table:table-cell office:value-type="string">
            <text:p>PA9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/>
          <table:table-cell office:value-type="string">
            <text:p>USART3_RX</text:p>
          </table:table-cell>
          <table:table-cell office:value-type="string">
            <text:p>PB11</text:p>
          </table:table-cell>
          <table:table-cell/>
          <table:table-cell office:value-type="string">
            <text:p>USART1_RX</text:p>
          </table:table-cell>
          <table:table-cell office:value-type="string">
            <text:p>PA1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3">
          <table:table-cell office:value-type="string">
            <text:p>frsky usart</text:p>
          </table:table-cell>
          <table:table-cell office:value-type="string">
            <text:p>USART2_TX</text:p>
          </table:table-cell>
          <table:table-cell office:value-type="string">
            <text:p>PA2</text:p>
          </table:table-cell>
          <table:table-cell/>
          <table:table-cell office:value-type="string">
            <text:p>USART3_TX</text:p>
          </table:table-cell>
          <table:table-cell office:value-type="string">
            <text:p>PB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/>
          <table:table-cell office:value-type="string">
            <text:p>USART2_RX</text:p>
          </table:table-cell>
          <table:table-cell office:value-type="string">
            <text:p>PA3</text:p>
          </table:table-cell>
          <table:table-cell/>
          <table:table-cell office:value-type="string">
            <text:p>USART3_RX</text:p>
          </table:table-cell>
          <table:table-cell office:value-type="string">
            <text:p>PB11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3">
          <table:table-cell office:value-type="string">
            <text:p>av usart</text:p>
          </table:table-cell>
          <table:table-cell office:value-type="string">
            <text:p>USART1_TX</text:p>
          </table:table-cell>
          <table:table-cell office:value-type="string">
            <text:p>PB6</text:p>
          </table:table-cell>
          <table:table-cell/>
          <table:table-cell office:value-type="string">
            <text:p>USART6_TX</text:p>
          </table:table-cell>
          <table:table-cell office:value-type="string">
            <text:p>PC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/>
          <table:table-cell office:value-type="string">
            <text:p>USART1_RX</text:p>
          </table:table-cell>
          <table:table-cell office:value-type="string">
            <text:p>PB7</text:p>
          </table:table-cell>
          <table:table-cell/>
          <table:table-cell office:value-type="string">
            <text:p>USART6_RX</text:p>
          </table:table-cell>
          <table:table-cell office:value-type="string">
            <text:p>PC7</text:p>
          </table:table-cell>
          <table:table-cell table:number-columns-repeated="3"/>
        </table:table-row>
        <table:table-row table:style-name="ro3">
          <table:table-cell office:value-type="string">
            <text:p>pixel clk</text:p>
          </table:table-cell>
          <table:table-cell office:value-type="string">
            <text:p>TIM1_CH1</text:p>
          </table:table-cell>
          <table:table-cell office:value-type="string">
            <text:p>PE9</text:p>
          </table:table-cell>
          <table:table-cell/>
          <table:table-cell office:value-type="string">
            <text:p>TIM9_CH1</text:p>
          </table:table-cell>
          <table:table-cell office:value-type="string">
            <text:p>PA2</text:p>
          </table:table-cell>
          <table:table-cell table:number-columns-repeated="3"/>
        </table:table-row>
        <table:table-row table:style-name="ro3">
          <table:table-cell office:value-type="string">
            <text:p>pixel_clk gate </text:p>
          </table:table-cell>
          <table:table-cell office:value-type="string">
            <text:p>TIM1 triggered by TIM2 on ITR1</text:p>
          </table:table-cell>
          <table:table-cell table:number-columns-repeated="2"/>
          <table:table-cell office:value-type="string">
            <text:p>TIM9 triggered by TIM2 on ITR0</text:p>
          </table:table-cell>
          <table:table-cell table:number-columns-repeated="4"/>
        </table:table-row>
        <table:table-row table:style-name="ro3">
          <table:table-cell office:value-type="string">
            <text:p>gat_timer_trigger input</text:p>
          </table:table-cell>
          <table:table-cell office:value-type="string">
            <text:p>TIM2_CH1</text:p>
          </table:table-cell>
          <table:table-cell office:value-type="string">
            <text:p>PA15</text:p>
          </table:table-cell>
          <table:table-cell/>
          <table:table-cell office:value-type="string">
            <text:p>TIM2_CH1</text:p>
          </table:table-cell>
          <table:table-cell office:value-type="string">
            <text:p>PA15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3">
          <table:table-cell office:value-type="string">
            <text:p>gate_timer_av_telem_rxi_en output</text:p>
          </table:table-cell>
          <table:table-cell office:value-type="string">
            <text:p>TIM2_CH2</text:p>
          </table:table-cell>
          <table:table-cell office:value-type="string">
            <text:p>PA1</text:p>
          </table:table-cell>
          <table:table-cell/>
          <table:table-cell office:value-type="string">
            <text:p>TIM2_CH4</text:p>
          </table:table-cell>
          <table:table-cell office:value-type="string">
            <text:p>PA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office:value-type="string">
            <text:p>row counter clk input</text:p>
          </table:table-cell>
          <table:table-cell office:value-type="string">
            <text:p>TIM3_ETR</text:p>
          </table:table-cell>
          <table:table-cell office:value-type="string">
            <text:p>PD2</text:p>
          </table:table-cell>
          <table:table-cell/>
          <table:table-cell office:value-type="string">
            <text:p>TIM3_ETR</text:p>
          </table:table-cell>
          <table:table-cell office:value-type="string">
            <text:p>PD2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3">
          <table:table-cell office:value-type="string">
            <text:p>hsync_first_edge</text:p>
          </table:table-cell>
          <table:table-cell office:value-type="string">
            <text:p>TIM9_CH1</text:p>
          </table:table-cell>
          <table:table-cell office:value-type="string">
            <text:p>PE5</text:p>
          </table:table-cell>
          <table:table-cell/>
          <table:table-cell office:value-type="string">
            <text:p>TIM12_CH1</text:p>
          </table:table-cell>
          <table:table-cell office:value-type="string">
            <text:p>PB14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office:value-type="string">
            <text:p>hsync_second_edge</text:p>
          </table:table-cell>
          <table:table-cell office:value-type="string">
            <text:p>TIM9_CH2</text:p>
          </table:table-cell>
          <table:table-cell office:value-type="string">
            <text:p>PE6</text:p>
          </table:table-cell>
          <table:table-cell/>
          <table:table-cell office:value-type="string">
            <text:p>TIM12_CH2</text:p>
          </table:table-cell>
          <table:table-cell office:value-type="string">
            <text:p>PB15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office:value-type="string">
            <text:p>internal dac timer</text:p>
          </table:table-cell>
          <table:table-cell office:value-type="string">
            <text:p>TIM6</text:p>
          </table:table-cell>
          <table:table-cell table:number-columns-repeated="2"/>
          <table:table-cell office:value-type="string">
            <text:p>TIM6</text:p>
          </table:table-cell>
          <table:table-cell table:number-columns-repeated="4"/>
        </table:table-row>
        <table:table-row table:style-name="ro3">
          <table:table-cell office:value-type="string">
            <text:p>external dac timer</text:p>
          </table:table-cell>
          <table:table-cell office:value-type="string">
            <text:p>TIM10</text:p>
          </table:table-cell>
          <table:table-cell table:number-columns-repeated="2"/>
          <table:table-cell office:value-type="string">
            <text:p>TIM10</text:p>
          </table:table-cell>
          <table:table-cell table:number-columns-repeated="4"/>
        </table:table-row>
        <table:table-row table:style-name="ro3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1T21:06:08</meta:creation-date>
    <dc:date>2014-12-02T14:40:18</dc:date>
    <dc:creator>Andy </dc:creator>
    <meta:editing-duration>PT1H5M43S</meta:editing-duration>
    <meta:editing-cycles>29</meta:editing-cycles>
    <meta:generator>LibreOffice/3.5$Linux_x86 LibreOffice_project/350m1$Build-2</meta:generator>
    <meta:document-statistic meta:table-count="3" meta:cell-count="91" meta:object-count="0"/>
  </office:meta>
</office:document-meta>
</file>